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30.6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Entête">
      <style:paragraph-properties fo:margin-left="0mm"/>
      <style:text-properties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Entête">
      <style:table-cell-properties style:vertical-align="middle"/>
      <style:text-properties style:font-weight-asian="bold" style:font-weight-complex="bold"/>
    </style:style>
    <style:style style:name="ce7" style:family="table-cell" style:parent-style-name="Default" style:data-style-name="N110"/>
    <style:style style:name="ce8" style:family="table-cell" style:parent-style-name="Entête">
      <style:text-properties style:font-weight-asian="bold" style:font-weight-complex="bold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Table_20_du_20_pilote_20_-_20_Valeur" style:data-style-name="N108">
      <style:table-cell-properties fo:border-bottom="none" fo:border-left="0.99pt solid #000000" fo:border-right="none" fo:border-top="0.99pt solid #000000"/>
    </style:style>
    <style:style style:name="ce18" style:family="table-cell" style:parent-style-name="Table_20_du_20_pilote_20_-_20_Valeur" style:data-style-name="N108">
      <style:table-cell-properties fo:border-bottom="0.99pt solid #000000" fo:border-left="0.99pt solid #000000" fo:border-right="none" fo:border-top="none"/>
    </style:style>
    <style:style style:name="ce19" style:family="table-cell" style:parent-style-name="Table_20_du_20_pilote_20_-_20_Résultat" style:data-style-name="N108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Table_20_du_20_pilote_20_-_20_Valeur" style:data-style-name="N108">
      <style:table-cell-properties fo:border-bottom="none" fo:border-left="none" fo:border-right="2.01pt solid #000000" fo:border-top="0.99pt solid #000000"/>
    </style:style>
    <style:style style:name="ce23" style:family="table-cell" style:parent-style-name="Table_20_du_20_pilote_20_-_20_Valeur" style:data-style-name="N108">
      <style:table-cell-properties fo:border-bottom="0.99pt solid #000000" fo:border-left="none" fo:border-right="2.01pt solid #000000" fo:border-top="none"/>
    </style:style>
    <style:style style:name="ce24" style:family="table-cell" style:parent-style-name="Table_20_du_20_pilote_20_-_20_Résultat" style:data-style-name="N108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rte monnai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7"/>
        <table:table-column table:style-name="co3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estion du porte monnaie</text:p>
          </table:table-cell>
          <table:covered-table-cell/>
          <table:covered-table-cell table:number-columns-repeated="3" table:style-name="Default"/>
          <table:covered-table-cell table:style-name="ce2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Taux de conversion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Seuil en euro</text:p>
          </table:table-cell>
          <table:table-cell table:style-name="ce4" office:value-type="currency" office:currency="EUR" office:value="30" calcext:value-type="currency">
            <text:p>30,00 €</text:p>
          </table:table-cell>
        </table:table-row>
        <table:table-row table:style-name="ro2">
          <table:table-cell table:style-name="ce2"/>
          <table:table-cell table:style-name="ce4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2" table:number-rows-spanned="1">
            <text:p>Montant emporté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En Euro</text:p>
          </table:table-cell>
          <table:table-cell table:style-name="ce3" office:value-type="string" calcext:value-type="string">
            <text:p>En livres</text:p>
          </table:table-cell>
          <table:table-cell table:style-name="ce3" office:value-type="string" calcext:value-type="string">
            <text:p>Message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8]*[.$G$2]" office:value-type="currency" office:currency="GBP" office:value="9.24" calcext:value-type="currency">
            <text:p>£9,24</text:p>
          </table:table-cell>
          <table:table-cell table:formula="of:=IF([.D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D9]*[.$G$2]" office:value-type="currency" office:currency="GBP" office:value="7.7" calcext:value-type="currency">
            <text:p>£7,70</text:p>
          </table:table-cell>
          <table:table-cell table:formula="of:=IF([.D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3" calcext:value-type="currency">
            <text:p>23,00 €</text:p>
          </table:table-cell>
          <table:table-cell table:formula="of:=[.D10]*[.$G$2]" office:value-type="currency" office:currency="GBP" office:value="17.71" calcext:value-type="currency">
            <text:p>£17,71</text:p>
          </table:table-cell>
          <table:table-cell table:formula="of:=IF([.D1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D11]*[.$G$2]" office:value-type="currency" office:currency="GBP" office:value="15.4" calcext:value-type="currency">
            <text:p>£15,40</text:p>
          </table:table-cell>
          <table:table-cell table:formula="of:=IF([.D1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12]*[.$G$2]" office:value-type="currency" office:currency="GBP" office:value="1.54" calcext:value-type="currency">
            <text:p>£1,54</text:p>
          </table:table-cell>
          <table:table-cell table:formula="of:=IF([.D12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1A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3]*[.$G$2]" office:value-type="currency" office:currency="GBP" office:value="26.18" calcext:value-type="currency">
            <text:p>£26,18</text:p>
          </table:table-cell>
          <table:table-cell table:formula="of:=IF([.D13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arcell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14]*[.$G$2]" office:value-type="currency" office:currency="GBP" office:value="16.17" calcext:value-type="currency">
            <text:p>£16,17</text:p>
          </table:table-cell>
          <table:table-cell table:formula="of:=IF([.D14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6" calcext:value-type="currency">
            <text:p>16,00 €</text:p>
          </table:table-cell>
          <table:table-cell table:formula="of:=[.D15]*[.$G$2]" office:value-type="currency" office:currency="GBP" office:value="12.32" calcext:value-type="currency">
            <text:p>£12,32</text:p>
          </table:table-cell>
          <table:table-cell table:formula="of:=IF([.D15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16]*[.$G$2]" office:value-type="currency" office:currency="GBP" office:value="10.78" calcext:value-type="currency">
            <text:p>£10,78</text:p>
          </table:table-cell>
          <table:table-cell table:formula="of:=IF([.D16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Suzett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7]*[.$G$2]" office:value-type="currency" office:currency="GBP" office:value="26.18" calcext:value-type="currency">
            <text:p>£26,18</text:p>
          </table:table-cell>
          <table:table-cell table:formula="of:=IF([.D17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1B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D18]*[.$G$2]" office:value-type="currency" office:currency="GBP" office:value="3.85" calcext:value-type="currency">
            <text:p>£3,85</text:p>
          </table:table-cell>
          <table:table-cell table:formula="of:=IF([.D1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[.D19]*[.$G$2]" office:value-type="currency" office:currency="GBP" office:value="6.16" calcext:value-type="currency">
            <text:p>£6,16</text:p>
          </table:table-cell>
          <table:table-cell table:formula="of:=IF([.D1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20]*[.$G$2]" office:value-type="currency" office:currency="GBP" office:value="10.78" calcext:value-type="currency">
            <text:p>£10,78</text:p>
          </table:table-cell>
          <table:table-cell table:formula="of:=IF([.D2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[.D21]*[.$G$2]" office:value-type="currency" office:currency="GBP" office:value="14.63" calcext:value-type="currency">
            <text:p>£14,63</text:p>
          </table:table-cell>
          <table:table-cell table:formula="of:=IF([.D2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22]*[.$G$2]" office:value-type="currency" office:currency="GBP" office:value="16.17" calcext:value-type="currency">
            <text:p>£16,17</text:p>
          </table:table-cell>
          <table:table-cell table:formula="of:=IF([.D22]&gt;[.$G$3];&quot;C'est trop&quot;;&quot;&quot;)">
            <text:p/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Entête" office:value-type="string" calcext:value-type="string">
            <text:p>Moyenne</text:p>
          </table:table-cell>
          <table:table-cell table:formula="of:=AVERAGE([.D8:.D22])" office:value-type="currency" office:currency="EUR" office:value="16.8666666666667" calcext:value-type="currency">
            <text:p>16,87 €</text:p>
          </table:table-cell>
          <table:table-cell table:formula="of:=AVERAGE([.E8:.E22])" office:value-type="currency" office:currency="GBP" office:value="12.9873333333333" calcext:value-type="currency">
            <text:p>£12,99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Entête" office:value-type="string" calcext:value-type="string">
            <text:p>Min</text:p>
          </table:table-cell>
          <table:table-cell table:formula="of:=MIN([.D8:.D22])" office:value-type="currency" office:currency="EUR" office:value="2" calcext:value-type="currency">
            <text:p>2,00 €</text:p>
          </table:table-cell>
          <table:table-cell table:formula="of:=MIN([.E8:.E22])" office:value-type="currency" office:currency="GBP" office:value="1.54" calcext:value-type="currency">
            <text:p>£1,54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Entête" office:value-type="string" calcext:value-type="string">
            <text:p>Max</text:p>
          </table:table-cell>
          <table:table-cell table:formula="of:=MAX([.D8:.D22])" office:value-type="currency" office:currency="EUR" office:value="34" calcext:value-type="currency">
            <text:p>34,00 €</text:p>
          </table:table-cell>
          <table:table-cell table:formula="of:=MAX([.E8:.E22])" office:value-type="currency" office:currency="GBP" office:value="26.18" calcext:value-type="currency">
            <text:p>£26,18</text:p>
          </table:table-cell>
          <table:table-cell table:style-name="Default"/>
          <table:table-cell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Analyses" table:style-name="ta1">
        <table:shapes>
          <draw:frame draw:z-index="0" draw:style-name="gr1" draw:text-style-name="P1" svg:width="116.84mm" svg:height="57.5mm" svg:x="13.34mm" svg:y="39.18mm">
            <loext:p draw:notify-on-update-of-ranges="Analyses.A3:Analyses.A4 'Porte monnaie'.F2:'Porte monnaie'.F2 Analyses.B3:Analyses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0"/>
        <table:table-column table:style-name="co4" table:default-cell-style-name="ce15"/>
        <table:table-column table:style-name="co5" table:default-cell-style-name="ce20"/>
        <table:table-row table:style-name="ro2">
          <table:table-cell/>
          <table:table-cell office:value-type="string" calcext:value-type="string">
            <text:p>Données</text:p>
          </table:table-cell>
          <table:table-cell/>
        </table:table-row>
        <table:table-row table:style-name="ro2">
          <table:table-cell table:style-name="ce11" office:value-type="string" calcext:value-type="string">
            <text:p>Classe</text:p>
          </table:table-cell>
          <table:table-cell table:style-name="ce16" office:value-type="string" calcext:value-type="string">
            <text:p>Moyenne - En Euro</text:p>
          </table:table-cell>
          <table:table-cell table:style-name="ce21" office:value-type="string" calcext:value-type="string">
            <text:p>Somme - En Euro</text:p>
          </table:table-cell>
        </table:table-row>
        <table:table-row table:style-name="ro2">
          <table:table-cell table:style-name="ce12" office:value-type="string" calcext:value-type="string">
            <text:p>1A</text:p>
          </table:table-cell>
          <table:table-cell table:style-name="ce17" office:value-type="currency" office:currency="EUR" office:value="17.625" calcext:value-type="currency">
            <text:p>17,63 €</text:p>
          </table:table-cell>
          <table:table-cell table:style-name="ce22" office:value-type="currency" office:currency="EUR" office:value="141" calcext:value-type="currency">
            <text:p>141,00 €</text:p>
          </table:table-cell>
        </table:table-row>
        <table:table-row table:style-name="ro2">
          <table:table-cell table:style-name="ce13" office:value-type="string" calcext:value-type="string">
            <text:p>1B</text:p>
          </table:table-cell>
          <table:table-cell table:style-name="ce18" office:value-type="currency" office:currency="EUR" office:value="16" calcext:value-type="currency">
            <text:p>16,00 €</text:p>
          </table:table-cell>
          <table:table-cell table:style-name="ce23" office:value-type="currency" office:currency="EUR" office:value="112" calcext:value-type="currency">
            <text:p>112,00 €</text:p>
          </table:table-cell>
        </table:table-row>
        <table:table-row table:style-name="ro2">
          <table:table-cell table:style-name="ce14" office:value-type="string" calcext:value-type="string">
            <text:p>Total Résultat</text:p>
          </table:table-cell>
          <table:table-cell table:style-name="ce19" office:value-type="currency" office:currency="EUR" office:value="16.8666666666667" calcext:value-type="currency">
            <text:p>16,87 €</text:p>
          </table:table-cell>
          <table:table-cell table:style-name="ce24" office:value-type="currency" office:currency="EUR" office:value="253" calcext:value-type="currency">
            <text:p>253,00 €</text:p>
          </table:table-cell>
        </table:table-row>
      </table:table>
      <table:named-expressions/>
      <table:database-ranges>
        <table:database-range table:name="__Anonymous_Sheet_DB__0" table:target-range-address="'Porte monnaie'.A6:'Porte monnaie'.F22" table:orientation="column"/>
      </table:database-ranges>
      <table:data-pilot-tables>
        <table:data-pilot-table table:name="DataPilot1" table:application-data="" table:target-range-address="Analyses.A1:Analyses.C5" table:buttons="Analyses.A2 Analyses.B1" table:show-filter-button="false" table:drill-down-on-double-click="false">
          <table:source-cell-range table:cell-range-address="'Porte monnaie'.A7:'Porte monnaie'.E22"/>
          <table:data-pilot-field table:source-field-name="Donnée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0" table:function="average">
            <table:data-pilot-level table:show-empty="false" calcext:repeat-item-labels="false">
              <table:data-pilot-members>
                <table:data-pilot-member table:name="5,00 €" table:display="true" table:show-details="true"/>
                <table:data-pilot-member table:name="8,00 €" table:display="true" table:show-details="true"/>
                <table:data-pilot-member table:name="10,00 €" table:display="true" table:show-details="true"/>
                <table:data-pilot-member table:name="12,00 €" table:display="true" table:show-details="true"/>
                <table:data-pilot-member table:name="14,00 €" table:display="true" table:show-details="true"/>
                <table:data-pilot-member table:name="16,00 €" table:display="true" table:show-details="true"/>
                <table:data-pilot-member table:name="19,00 €" table:display="true" table:show-details="true"/>
                <table:data-pilot-member table:name="20,00 €" table:display="true" table:show-details="true"/>
                <table:data-pilot-member table:name="21,00 €" table:display="true" table:show-details="true"/>
                <table:data-pilot-member table:name="23,00 €" table:display="true" table:show-details="true"/>
                <table:data-pilot-member table:name="34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10P0" style:volatile="true" number:language="en" number:country="GH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0110" number:language="en" number:country="GH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0112P0"/>
    </number:currency-style>
    <number:currency-style style:name="N30112P0" style:volatile="true" number:language="ar" number:country="DZ">
      <number:currency-symbol number:language="ar" number:country="DZ">د.ج.‏</number:currency-symbol>
      <number:text> </number:text>
      <number:number number:decimal-places="2" loext:min-decimal-places="2" number:min-integer-digits="1" number:grouping="true"/>
    </number:currency-style>
    <number:currency-style style:name="N30112" number:language="ar" number:country="DZ">
      <style:text-properties fo:color="#ff0000"/>
      <number:currency-symbol number:language="ar" number:country="DZ">د.ج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30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style:style style:name="Entête" style:family="table-cell" style:parent-style-name="Heading">
      <style:text-properties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1:07:00.440915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Tommasi</meta:initial-creator>
    <meta:creation-date>2016-02-07T09:38:18.363046585</meta:creation-date>
    <dc:date>2016-07-21T11:23:05.024976820</dc:date>
    <dc:creator>Marc Tommasi</dc:creator>
    <meta:editing-duration>PT53M53S</meta:editing-duration>
    <meta:editing-cycles>7</meta:editing-cycles>
    <meta:generator>LibreOffice/5.1.4.2$Linux_X86_64 LibreOffice_project/10m0$Build-2</meta:generator>
    <meta:document-statistic meta:table-count="2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5cm" svg:height="5.751cm" xlink:href=".." xlink:type="simple" chart:class="chart:bar" chart:style-name="ch1">
        <chart:title svg:x="3.642cm" svg:y="0.251cm" chart:style-name="ch2">
          <text:p>Moyennes par classe</text:p>
        </chart:title>
        <chart:plot-area chart:style-name="ch3" table:cell-range-address="Analyses.A3:Analyses.B4 'Porte monnaie'.F2:'Porte monnaie'.F2" chart:data-source-has-labels="both" svg:x="0.233cm" svg:y="1.145cm" svg:width="11.219cm" svg:height="4.491cm">
          <chartooo:coordinate-region svg:x="1.622cm" svg:y="1.344cm" svg:width="9.83cm" svg:height="3.645cm"/>
          <chart:axis chart:dimension="x" chart:name="primary-x" chart:style-name="ch4" chartooo:axis-type="auto">
            <chartooo:date-scale/>
            <chart:categories table:cell-range-address="Analyses.A3:Analyse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s.B3:Analyses.B4" chart:label-cell-address="'Porte monnaie'.F2:'Porte monnaie'.F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de conversion</text:p>
                <draw:g>
                  <svg:desc>'Porte monnaie'.F2:'Porte monnaie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Analyses.A3:Analyses.A4</svg:desc>
                </draw:g>
              </table:table-cell>
              <table:table-cell office:value-type="float" office:value="17.625">
                <text:p>17.625</text:p>
                <draw:g>
                  <svg:desc>Analyses.B3:Analyses.B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